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170000001798E22DBEC8994DA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margin-top="0cm" fo:margin-bottom="0.247cm" loext:contextual-spacing="false" fo:line-height="120%" fo:text-align="start" style:justify-single-word="false" fo:orphans="2" fo:widows="2" fo:text-indent="0cm" style:auto-text-indent="false"/>
    </style:style>
    <style:style style:name="P2"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3282c" style:font-name="OpenSans" fo:font-size="10.5pt" fo:letter-spacing="normal" fo:font-style="normal" fo:font-weight="normal"/>
    </style:style>
    <style:style style:name="P7"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23282c" style:font-name="OpenSans" fo:font-size="10.5pt" fo:letter-spacing="normal" fo:font-style="normal" fo:font-weight="normal"/>
    </style:style>
    <style:style style:name="P8" style:family="paragraph" style:parent-style-name="Text_20_body" style:list-style-name="L2">
      <style:paragraph-properties fo:margin-top="0cm" fo:margin-bottom="0.247cm" loext:contextual-spacing="false" fo:text-align="start" style:justify-single-word="false" fo:orphans="2" fo:widows="2"/>
    </style:style>
    <style:style style:name="T1" style:family="text">
      <style:text-properties fo:font-variant="normal" fo:text-transform="none" fo:color="#23282c" style:font-name="OpenSans" fo:letter-spacing="normal" fo:font-style="normal" fo:font-weight="bold"/>
    </style:style>
    <style:style style:name="T2" style:family="text">
      <style:text-properties fo:font-variant="normal" fo:text-transform="none" fo:color="#23282c" style:font-name="OpenSans" fo:font-size="10.5pt" fo:letter-spacing="normal" fo:font-style="normal" fo:font-weight="bold"/>
    </style:style>
    <style:style style:name="T3" style:family="text">
      <style:text-properties fo:font-variant="normal" fo:text-transform="none" fo:color="#23282c" style:font-name="OpenSans" fo:font-size="10.5pt" fo:letter-spacing="normal" fo:font-style="normal" fo:font-weight="normal"/>
    </style:style>
    <style:style style:name="T4" style:family="text">
      <style:text-properties fo:font-variant="normal" fo:text-transform="none" fo:color="#000000" style:font-name="OpenSans" fo:font-size="10.5pt" fo:letter-spacing="normal" fo:font-style="normal" fo:font-weight="bold"/>
    </style:style>
    <style:style style:name="T5" style:family="text">
      <style:text-properties fo:font-variant="normal" fo:text-transform="none" fo:color="#000000" style:font-name="OpenSans" fo:font-size="10.5pt" fo:letter-spacing="normal" fo:font-style="normal" fo:font-weight="bold" fo:background-color="#ffffff" loext:char-shading-value="0"/>
    </style:style>
    <style:style style:name="T6" style:family="text">
      <style:text-properties fo:font-variant="normal" fo:text-transform="none" fo:color="#3498db" style:font-name="OpenSans" fo:font-size="10.5pt" fo:letter-spacing="normal" fo:font-style="normal" style:text-underline-style="solid" style:text-underline-width="auto" style:text-underline-color="font-color" fo:font-weight="bold" fo:background-color="transparent" loext:char-shading-value="0"/>
    </style:style>
    <style:style style:name="T7" style:family="text">
      <style:text-properties fo:font-variant="normal" fo:text-transform="none" fo:color="#3498db" style:font-name="OpenSans" fo:font-size="10.5pt" fo:letter-spacing="normal" fo:font-style="normal" style:text-underline-style="solid" style:text-underline-width="auto" style:text-underline-color="font-color" fo:font-weight="normal"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Descrição</text:span></text:span></text:h>
      <text:p text:style-name="P3">Neste desafio de projeto iremos criar um Cluster Swarm local, utilizando máquinas virtuais, além, de aplicar nossos conhecimentos em Vagrant. Também vamos aprender uma forma de evitar as implementações manualmente, melhorando o desempenho dos desenvolvedores.</text:p>
      <text:p text:style-name="P4"><text:span text:style-name="Strong_20_Emphasis"><text:span text:style-name="T5">PASSO A PASSO:</text:span></text:span></text:p>
      <text:list xml:id="list1138426783" text:style-name="L1">
        <text:list-item>
          <text:p text:style-name="P7">Criar um Vagrantfile com as definições de 4 máquinas virtuais. Sendo uma máquina com o nome de master e as outras com os nomes de node01, node02 e node03; </text:p>
        </text:list-item>
        <text:list-item>
          <text:p text:style-name="P7">Cada máquina virtual deverá ter um IP fixo; </text:p>
        </text:list-item>
        <text:list-item>
          <text:p text:style-name="P7">Todas as MV deverão possuir o Docker pré-instalado; </text:p>
        </text:list-item>
        <text:list-item>
          <text:p text:style-name="P7">A máquina com o nome de master deverá ser o nó manager do cluster. </text:p>
        </text:list-item>
        <text:list-item>
          <text:p text:style-name="P7">As demais máquinas deverão ser incluídas no cluster Swarm como Workers. </text:p>
        </text:list-item>
      </text:list>
      <text:p text:style-name="P4"><text:span text:style-name="Strong_20_Emphasis"><text:span text:style-name="T5">Agora é a sua vez de ser o protagonista! Implemente o desafio sugerido pelo expert e suba seu projeto para um repositório próprio, com isso, você aumentará ainda mais seu portfólio de projetos no GitHub!</text:span></text:span></text:p>
      <text:p text:style-name="P3">Pré-requisitos:</text:p>
      <text:list xml:id="list4183711482" text:style-name="L2">
        <text:list-item>
          <text:p text:style-name="P8"><text:span text:style-name="Strong_20_Emphasis"><text:span text:style-name="T5">Conhecimento Básico em Docker(Cluster Swarm);</text:span></text:span></text:p>
        </text:list-item>
        <text:list-item>
          <text:p text:style-name="P8"><text:span text:style-name="Strong_20_Emphasis"><text:span text:style-name="T5">Conhecimento Básico em Git e GitHub;</text:span></text:span></text:p>
        </text:list-item>
        <text:list-item>
          <text:p text:style-name="P8"><text:span text:style-name="Strong_20_Emphasis"><text:span text:style-name="T4">Computador com SO de sua preferência(Windows, Linux, Mac OS);</text:span></text:span></text:p>
        </text:list-item>
      </text:list>
      <text:h text:style-name="P2" text:outline-level="2"><text:span text:style-name="Strong_20_Emphasis"><text:span text:style-name="T1">Slides e GitHub</text:span></text:span></text:h>
      <text:p text:style-name="P5"><text:span text:style-name="Strong_20_Emphasis"><text:span text:style-name="T2">A apresentação completa utilizada neste módulo está disponível </text:span></text:span><text:a xlink:type="simple" xlink:href="https://academiapme-my.sharepoint.com/:p:/g/personal/kawan_dio_me/EZ0N-dJP3WpOrPJv3FZHISkBtgBXM9fA4kVwI-kyJshk0Q?e=E5GBqv" office:target-frame-name="_blank" xlink:show="new" text:style-name="Internet_20_link" text:visited-style-name="Visited_20_Internet_20_Link"><text:span text:style-name="Strong_20_Emphasis"><text:span text:style-name="T6">AQUI</text:span></text:span></text:a><text:span text:style-name="T3"><text:line-break/>Com isso, você terá acesso </text:span><text:a xlink:type="simple" xlink:href="https://github.com/denilsonbonatti/docker-projeto2-cluster" office:target-frame-name="_blank" xlink:show="new" text:style-name="Internet_20_link" text:visited-style-name="Visited_20_Internet_20_Link"><text:span text:style-name="T7">projeto no GitHub</text:span></text:a><text:span text:style-name="T3"> e links explorados durante as aulas.</text:span></text:p>
      <text:p text:style-name="P6">Bons estudos! <draw:frame draw:style-name="fr1" draw:name="Figura1" text:anchor-type="as-char" svg:width="0.609cm" svg:height="0.609cm" draw:z-index="0"><draw:image xlink:href="Pictures/10000201000000170000001798E22DBEC8994DAA.png" xlink:type="simple" xlink:show="embed" xlink:actuate="onLoad" loext:mime-type="image/png"/><svg:title>wink</svg:title></draw:fram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2-11-01T18:37:55.001000000</dc:date>
    <dc:creator>Silvia Rocha</dc:creator>
    <meta:editing-duration>PT23S</meta:editing-duration>
    <meta:editing-cycles>1</meta:editing-cycles>
    <meta:document-statistic meta:table-count="0" meta:image-count="1" meta:object-count="0" meta:page-count="1" meta:paragraph-count="16" meta:word-count="201" meta:character-count="1223" meta:non-whitespace-character-count="1040"/>
  </office:meta>
</office:document-meta>
</file>